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am, 1000</text:p>
          </table:table-cell>
          <table:table-cell office:value-type="string" calcext:value-type="string">
            <text:p>octave cpu</text:p>
          </table:table-cell>
          <table:table-cell office:value-type="string" calcext:value-type="string">
            <text:p>octave blas</text:p>
          </table:table-cell>
          <table:table-cell office:value-type="string" calcext:value-type="string">
            <text:p>octave nvbla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gcc multi</text:p>
          </table:table-cell>
          <table:table-cell office:value-type="string" calcext:value-type="string">
            <text:p>clang mult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291" calcext:value-type="float">
            <text:p>0,003291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3126" calcext:value-type="float">
            <text:p>0,003126</text:p>
          </table:table-cell>
          <table:table-cell office:value-type="float" office:value="0.3132" calcext:value-type="float">
            <text:p>0,313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477" calcext:value-type="float">
            <text:p>0,011477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6268" calcext:value-type="float">
            <text:p>0,006268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478" calcext:value-type="float">
            <text:p>0,05478</text:p>
          </table:table-cell>
          <table:table-cell office:value-type="float" office:value="0.025232" calcext:value-type="float">
            <text:p>0,025232</text:p>
          </table:table-cell>
          <table:table-cell office:value-type="float" office:value="0.026381" calcext:value-type="float">
            <text:p>0,026381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6617" calcext:value-type="float">
            <text:p>0,376617</text:p>
          </table:table-cell>
          <table:table-cell office:value-type="float" office:value="0.135248" calcext:value-type="float">
            <text:p>0,135248</text:p>
          </table:table-cell>
          <table:table-cell office:value-type="float" office:value="0.207729" calcext:value-type="float">
            <text:p>0,207729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215" calcext:value-type="float">
            <text:p>0,215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890821" calcext:value-type="float">
            <text:p>2,890821</text:p>
          </table:table-cell>
          <table:table-cell office:value-type="float" office:value="0.501037" calcext:value-type="float">
            <text:p>0,501037</text:p>
          </table:table-cell>
          <table:table-cell office:value-type="float" office:value="1.059304" calcext:value-type="float">
            <text:p>1,059304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88" calcext:value-type="float">
            <text:p>0,88</text:p>
          </table:table-cell>
          <table:table-cell office:value-type="float" office:value="0.845" calcext:value-type="float">
            <text:p>0,8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811832" calcext:value-type="float">
            <text:p>25,811832</text:p>
          </table:table-cell>
          <table:table-cell office:value-type="float" office:value="2.822764" calcext:value-type="float">
            <text:p>2,822764</text:p>
          </table:table-cell>
          <table:table-cell office:value-type="float" office:value="9.96103" calcext:value-type="float">
            <text:p>9,96103</text:p>
          </table:table-cell>
          <table:table-cell office:value-type="float" office:value="5.2274" calcext:value-type="float">
            <text:p>5,2274</text:p>
          </table:table-cell>
          <table:table-cell office:value-type="float" office:value="6.022" calcext:value-type="float">
            <text:p>6,022</text:p>
          </table:table-cell>
          <table:table-cell office:value-type="float" office:value="6.006" calcext:value-type="float">
            <text:p>6,0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8.299742" calcext:value-type="float">
            <text:p>218,299742</text:p>
          </table:table-cell>
          <table:table-cell office:value-type="float" office:value="17.988972" calcext:value-type="float">
            <text:p>17,988972</text:p>
          </table:table-cell>
          <table:table-cell office:value-type="float" office:value="28.957883" calcext:value-type="float">
            <text:p>28,957883</text:p>
          </table:table-cell>
          <table:table-cell office:value-type="float" office:value="43.0417" calcext:value-type="float">
            <text:p>43,0417</text:p>
          </table:table-cell>
          <table:table-cell office:value-type="float" office:value="54.657" calcext:value-type="float">
            <text:p>54,657</text:p>
          </table:table-cell>
          <table:table-cell office:value-type="float" office:value="56.674" calcext:value-type="float">
            <text:p>56,6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03.029225" calcext:value-type="float">
            <text:p>1703,029225</text:p>
          </table:table-cell>
          <table:table-cell office:value-type="float" office:value="133.395966" calcext:value-type="float">
            <text:p>133,395966</text:p>
          </table:table-cell>
          <table:table-cell office:value-type="float" office:value="162.773819" calcext:value-type="float">
            <text:p>162,773819</text:p>
          </table:table-cell>
          <table:table-cell office:value-type="float" office:value="325.051" calcext:value-type="float">
            <text:p>325,051</text:p>
          </table:table-cell>
          <table:table-cell office:value-type="float" office:value="640.642" calcext:value-type="float">
            <text:p>640,642</text:p>
          </table:table-cell>
          <table:table-cell office:value-type="float" office:value="571.809" calcext:value-type="float">
            <text:p>571,809</text:p>
          </table:table-cell>
        </table:table-row>
      </table:table>
      <table:table table:name="Arkusz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m, 50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long double</text:p>
          </table:table-cell>
          <table:table-cell office:value-type="string" calcext:value-type="string">
            <text:p>float12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long double</text:p>
          </table:table-cell>
          <table:table-cell office:value-type="string" calcext:value-type="string">
            <text:p>float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13" calcext:value-type="float">
            <text:p>0,13</text:p>
          </table:table-cell>
          <table:table-cell table:formula="of:=[.C2]/[.$B2]" office:value-type="float" office:value="1.33333333333333" calcext:value-type="float">
            <text:p>1,33333333333333</text:p>
          </table:table-cell>
          <table:table-cell table:formula="of:=[.D2]/[.$B2]" office:value-type="float" office:value="4" calcext:value-type="float">
            <text:p>4</text:p>
          </table:table-cell>
          <table:table-cell table:formula="of:=[.E2]/[.$B2]" office:value-type="float" office:value="43.3333333333333" calcext:value-type="float">
            <text:p>43,33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8" calcext:value-type="float">
            <text:p>0,08</text:p>
          </table:table-cell>
          <table:table-cell office:value-type="float" office:value="0.81" calcext:value-type="float">
            <text:p>0,81</text:p>
          </table:table-cell>
          <table:table-cell table:formula="of:=[.C3]/[.$B3]" office:value-type="float" office:value="2" calcext:value-type="float">
            <text:p>2</text:p>
          </table:table-cell>
          <table:table-cell table:formula="of:=[.D3]/[.$B3]" office:value-type="float" office:value="26.6666666666667" calcext:value-type="float">
            <text:p>26,6666666666667</text:p>
          </table:table-cell>
          <table:table-cell table:formula="of:=[.E3]/[.$B3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3" calcext:value-type="float">
            <text:p>0,013</text:p>
          </table:table-cell>
          <table:table-cell office:value-type="float" office:value="0.214" calcext:value-type="float">
            <text:p>0,214</text:p>
          </table:table-cell>
          <table:table-cell office:value-type="float" office:value="1.19" calcext:value-type="float">
            <text:p>1,19</text:p>
          </table:table-cell>
          <table:table-cell table:formula="of:=[.C4]/[.$B4]" office:value-type="float" office:value="0.8125" calcext:value-type="float">
            <text:p>0,8125</text:p>
          </table:table-cell>
          <table:table-cell table:formula="of:=[.D4]/[.$B4]" office:value-type="float" office:value="13.375" calcext:value-type="float">
            <text:p>13,375</text:p>
          </table:table-cell>
          <table:table-cell table:formula="of:=[.E4]/[.$B4]" office:value-type="float" office:value="74.375" calcext:value-type="float">
            <text:p>74,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9" calcext:value-type="float">
            <text:p>0,059</text:p>
          </table:table-cell>
          <table:table-cell office:value-type="float" office:value="0.107" calcext:value-type="float">
            <text:p>0,107</text:p>
          </table:table-cell>
          <table:table-cell office:value-type="float" office:value="0.971" calcext:value-type="float">
            <text:p>0,971</text:p>
          </table:table-cell>
          <table:table-cell office:value-type="float" office:value="6.5" calcext:value-type="float">
            <text:p>6,5</text:p>
          </table:table-cell>
          <table:table-cell table:formula="of:=[.C5]/[.$B5]" office:value-type="float" office:value="1.8135593220339" calcext:value-type="float">
            <text:p>1,8135593220339</text:p>
          </table:table-cell>
          <table:table-cell table:formula="of:=[.D5]/[.$B5]" office:value-type="float" office:value="16.4576271186441" calcext:value-type="float">
            <text:p>16,4576271186441</text:p>
          </table:table-cell>
          <table:table-cell table:formula="of:=[.E5]/[.$B5]" office:value-type="float" office:value="110.169491525424" calcext:value-type="float">
            <text:p>110,1694915254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5" calcext:value-type="float">
            <text:p>0,25</text:p>
          </table:table-cell>
          <table:table-cell office:value-type="float" office:value="0.465" calcext:value-type="float">
            <text:p>0,465</text:p>
          </table:table-cell>
          <table:table-cell office:value-type="float" office:value="7.598" calcext:value-type="float">
            <text:p>7,598</text:p>
          </table:table-cell>
          <table:table-cell office:value-type="float" office:value="50.26" calcext:value-type="float">
            <text:p>50,26</text:p>
          </table:table-cell>
          <table:table-cell table:formula="of:=[.C6]/[.$B6]" office:value-type="float" office:value="1.86" calcext:value-type="float">
            <text:p>1,86</text:p>
          </table:table-cell>
          <table:table-cell table:formula="of:=[.D6]/[.$B6]" office:value-type="float" office:value="30.392" calcext:value-type="float">
            <text:p>30,392</text:p>
          </table:table-cell>
          <table:table-cell table:formula="of:=[.E6]/[.$B6]" office:value-type="float" office:value="201.04" calcext:value-type="float">
            <text:p>201,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611" calcext:value-type="float">
            <text:p>1,611</text:p>
          </table:table-cell>
          <table:table-cell office:value-type="float" office:value="3.401" calcext:value-type="float">
            <text:p>3,401</text:p>
          </table:table-cell>
          <table:table-cell office:value-type="float" office:value="57.439" calcext:value-type="float">
            <text:p>57,439</text:p>
          </table:table-cell>
          <table:table-cell office:value-type="float" office:value="371.47" calcext:value-type="float">
            <text:p>371,47</text:p>
          </table:table-cell>
          <table:table-cell table:formula="of:=[.C7]/[.$B7]" office:value-type="float" office:value="2.11111111111111" calcext:value-type="float">
            <text:p>2,11111111111111</text:p>
          </table:table-cell>
          <table:table-cell table:formula="of:=[.D7]/[.$B7]" office:value-type="float" office:value="35.6542520173805" calcext:value-type="float">
            <text:p>35,6542520173805</text:p>
          </table:table-cell>
          <table:table-cell table:formula="of:=[.E7]/[.$B7]" office:value-type="float" office:value="230.583488516449" calcext:value-type="float">
            <text:p>230,5834885164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903" calcext:value-type="float">
            <text:p>11,903</text:p>
          </table:table-cell>
          <table:table-cell office:value-type="float" office:value="30.539" calcext:value-type="float">
            <text:p>30,539</text:p>
          </table:table-cell>
          <table:table-cell office:value-type="float" office:value="437.76" calcext:value-type="float">
            <text:p>437,76</text:p>
          </table:table-cell>
          <table:table-cell office:value-type="float" office:value="2907.032" calcext:value-type="float">
            <text:p>2907,032</text:p>
          </table:table-cell>
          <table:table-cell table:formula="of:=[.C8]/[.$B8]" office:value-type="float" office:value="2.56565571704612" calcext:value-type="float">
            <text:p>2,56565571704612</text:p>
          </table:table-cell>
          <table:table-cell table:formula="of:=[.D8]/[.$B8]" office:value-type="float" office:value="36.7772830378896" calcext:value-type="float">
            <text:p>36,7772830378896</text:p>
          </table:table-cell>
          <table:table-cell table:formula="of:=[.E8]/[.$B8]" office:value-type="float" office:value="244.226833571369" calcext:value-type="float">
            <text:p>244,2268335713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.807" calcext:value-type="float">
            <text:p>128,807</text:p>
          </table:table-cell>
          <table:table-cell office:value-type="float" office:value="302.168" calcext:value-type="float">
            <text:p>302,168</text:p>
          </table:table-cell>
          <table:table-cell office:value-type="float" office:value="3487.381" calcext:value-type="float">
            <text:p>3487,381</text:p>
          </table:table-cell>
          <table:table-cell office:value-type="float" office:value="23520.5" calcext:value-type="float">
            <text:p>23520,5</text:p>
          </table:table-cell>
          <table:table-cell table:formula="of:=[.C9]/[.$B9]" office:value-type="float" office:value="2.34589735029929" calcext:value-type="float">
            <text:p>2,34589735029929</text:p>
          </table:table-cell>
          <table:table-cell table:formula="of:=[.D9]/[.$B9]" office:value-type="float" office:value="27.0744680025154" calcext:value-type="float">
            <text:p>27,0744680025154</text:p>
          </table:table-cell>
          <table:table-cell table:formula="of:=[.E9]/[.$B9]" office:value-type="float" office:value="182.602653582492" calcext:value-type="float">
            <text:p>182,602653582492</text:p>
          </table:table-cell>
        </table:table-row>
        <table:table-row table:style-name="ro1">
          <table:table-cell table:number-columns-repeated="5"/>
          <table:table-cell table:formula="of:=AVERAGE([.F6:.F9])" office:value-type="float" office:value="2.22066604461413" calcext:value-type="float">
            <text:p>2,22066604461413</text:p>
          </table:table-cell>
          <table:table-cell table:formula="of:=AVERAGE([.G6:.G9])" office:value-type="float" office:value="32.4745007644464" calcext:value-type="float">
            <text:p>32,4745007644464</text:p>
          </table:table-cell>
          <table:table-cell table:formula="of:=AVERAGE([.H6:.H8])" office:value-type="float" office:value="225.283440695939" calcext:value-type="float">
            <text:p>225,283440695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12-10T20:32:04.544057275</meta:creation-date>
    <dc:date>2022-12-13T22:07:03.410757799</dc:date>
    <dc:creator>Łukasz Dróżdż</dc:creator>
    <meta:editing-duration>PT7H24S</meta:editing-duration>
    <meta:editing-cycles>15</meta:editing-cycles>
    <meta:generator>LibreOffice/7.4.3.2$Linux_X86_64 LibreOffice_project/40$Build-2</meta:generator>
    <meta:document-statistic meta:table-count="2" meta:cell-count="138" meta:object-count="0"/>
  </office:meta>
</office:document-meta>
</file>